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cc20c" officeooo:paragraph-rsid="000cc20c"/>
    </style:style>
    <style:style style:name="P2" style:family="paragraph" style:parent-style-name="Standard">
      <style:text-properties officeooo:rsid="000cc44a" officeooo:paragraph-rsid="000cc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sklearn.grid_search import GridSearchCV </text:p>
      <text:p text:style-name="P1">from sklearn.metrics import f1_score</text:p>
      <text:p text:style-name="P1">from sklearn.metrics import make_scorer</text:p>
      <text:p text:style-name="P1">from sklearn.ensemble import RandomForestClassifier</text:p>
      <text:p text:style-name="P1"/>
      <text:p text:style-name="P1"># TODO: Create the parameters list you wish to tune</text:p>
      <text:p text:style-name="P1">parameters = {"min_samples_split": [15, 20, 30, 40, 50]}</text:p>
      <text:p text:style-name="P1"/>
      <text:p text:style-name="P1"># TODO: Initialize the classifier</text:p>
      <text:p text:style-name="P1">clf = RandomForestClassifier(random_state=42)</text:p>
      <text:p text:style-name="P1"/>
      <text:p text:style-name="P1"># TODO: Make an f1 scoring function using 'make_scorer' </text:p>
      <text:p text:style-name="P1">f1_scorer = make_scorer(f1_score, pos_label='yes')</text:p>
      <text:p text:style-name="P1"/>
      <text:p text:style-name="P1"># TODO: Perform grid search on the classifier using the f1_scorer as the scoring method</text:p>
      <text:p text:style-name="P1">grid_obj = GridSearchCV(clf, parameters, f1_scorer)</text:p>
      <text:p text:style-name="P1"/>
      <text:p text:style-name="P1"># TODO: Fit the grid search object to the training data and find the optimal parameters</text:p>
      <text:p text:style-name="P1">grid_obj = grid_obj.fit(X_train, y_train)</text:p>
      <text:p text:style-name="P1"/>
      <text:p text:style-name="P1"># Get the estimator</text:p>
      <text:p text:style-name="P1">clf = grid_obj.best_estimator_</text:p>
      <text:p text:style-name="P1">print grid_obj.best_params_</text:p>
      <text:p text:style-name="P1"/>
      <text:p text:style-name="P1"># Report the final F1 score for training and testing after parameter tuning</text:p>
      <text:p text:style-name="P1">print "Tuned model has a training F1 score of {:.4f}.".format(predict_labels(clf, X_train, y_train))</text:p>
      <text:p text:style-name="P1">print "Tuned model has a testing F1 score of {:.4f}.".format(predict_labels(clf, X_test, y_test))</text:p>
      <text:p text:style-name="P1"/>
      <text:p text:style-name="P1">from sklearn.grid_search import GridSearchCV </text:p>
      <text:p text:style-name="P1">from sklearn.metrics import f1_score</text:p>
      <text:p text:style-name="P1">from sklearn.metrics import make_scorer</text:p>
      <text:p text:style-name="P1">from sklearn.neighbors import KNeighborsClassifier</text:p>
      <text:p text:style-name="P1"/>
      <text:p text:style-name="P1"># TODO: Create the parameters list you wish to tune</text:p>
      <text:p text:style-name="P1">parameters = {'n_neighbors': [4, 5, 6, 7, 8]}</text:p>
      <text:p text:style-name="P1"/>
      <text:p text:style-name="P1"># TODO: Initialize the classifier</text:p>
      <text:p text:style-name="P1">clf = KNeighborsClassifier(weights='distance')</text:p>
      <text:p text:style-name="P1"/>
      <text:p text:style-name="P1"># TODO: Make an f1 scoring function using 'make_scorer' </text:p>
      <text:p text:style-name="P1">f1_scorer = make_scorer(f1_score, pos_label='yes')</text:p>
      <text:p text:style-name="P1"/>
      <text:p text:style-name="P1"># TODO: Perform grid search on the classifier using the f1_scorer as the scoring method</text:p>
      <text:p text:style-name="P1">grid_obj = GridSearchCV(clf, parameters, f1_scorer)</text:p>
      <text:p text:style-name="P1"/>
      <text:p text:style-name="P1"># TODO: Fit the grid search object to the training data and find the optimal parameters</text:p>
      <text:p text:style-name="P1">grid_obj = grid_obj.fit(X_train, y_train)</text:p>
      <text:p text:style-name="P1"/>
      <text:p text:style-name="P1"># Get the estimator</text:p>
      <text:p text:style-name="P1">clf = grid_obj.best_estimator_</text:p>
      <text:p text:style-name="P1">print grid_obj.best_params_</text:p>
      <text:p text:style-name="P1"/>
      <text:p text:style-name="P1"><text:soft-page-break/># Report the final F1 score for training and testing after parameter tuning</text:p>
      <text:p text:style-name="P1">print "Tuned model has a training F1 score of {:.4f}.".format(predict_labels(clf, X_train, y_train))</text:p>
      <text:p text:style-name="P1">print "Tuned model has a testing F1 score of {:.4f}.".format(predict_labels(clf, X_test, y_test))</text:p>
      <text:p text:style-name="P1"/>
      <text:p text:style-name="P2">from sklearn.grid_search import GridSearchCV </text:p>
      <text:p text:style-name="P2">from sklearn.metrics import f1_score</text:p>
      <text:p text:style-name="P2">from sklearn.metrics import make_scorer</text:p>
      <text:p text:style-name="P2">from sklearn.svm import LinearSVC</text:p>
      <text:p text:style-name="P2"/>
      <text:p text:style-name="P2"># TODO: Create the parameters list you wish to tune</text:p>
      <text:p text:style-name="P2">parameters = {'C': [0.2, 0.3, 0.4, 0.5, 2]}</text:p>
      <text:p text:style-name="P2"/>
      <text:p text:style-name="P2"># TODO: Initialize the classifier</text:p>
      <text:p text:style-name="P2">clf = LinearSVC(random_state=42)</text:p>
      <text:p text:style-name="P2"/>
      <text:p text:style-name="P2"># TODO: Make an f1 scoring function using 'make_scorer' </text:p>
      <text:p text:style-name="P2">f1_scorer = make_scorer(f1_score, pos_label='yes')</text:p>
      <text:p text:style-name="P2"/>
      <text:p text:style-name="P2"># TODO: Perform grid search on the classifier using the f1_scorer as the scoring method</text:p>
      <text:p text:style-name="P2">grid_obj = GridSearchCV(clf, parameters, f1_scorer)</text:p>
      <text:p text:style-name="P2"/>
      <text:p text:style-name="P2"># TODO: Fit the grid search object to the training data and find the optimal parameters</text:p>
      <text:p text:style-name="P2">grid_obj = grid_obj.fit(X_train, y_train)</text:p>
      <text:p text:style-name="P2"/>
      <text:p text:style-name="P2"># Get the estimator</text:p>
      <text:p text:style-name="P2">clf = grid_obj.best_estimator_</text:p>
      <text:p text:style-name="P2">print grid_obj.best_params_</text:p>
      <text:p text:style-name="P2"/>
      <text:p text:style-name="P2"># Report the final F1 score for training and testing after parameter tuning</text:p>
      <text:p text:style-name="P2">print "Tuned model has a training F1 score of {:.4f}.".format(predict_labels(clf, X_train, y_train))</text:p>
      <text:p text:style-name="P2">print "Tuned model has a testing F1 score of {:.4f}.".format(predict_labels(clf, X_test, y_test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0:55:49.863366235</meta:creation-date>
    <dc:date>2016-11-06T23:14:41.365868135</dc:date>
    <meta:editing-duration>PT1H58M31S</meta:editing-duration>
    <meta:editing-cycles>1</meta:editing-cycles>
    <meta:document-statistic meta:table-count="0" meta:image-count="0" meta:object-count="0" meta:page-count="2" meta:paragraph-count="60" meta:word-count="423" meta:character-count="3173" meta:non-whitespace-character-count="2804"/>
    <meta:generator>LibreOffice/5.1.4.2$Linux_X86_64 LibreOffice_project/10m0$Build-2</meta:generator>
  </office:meta>
</office:document-meta>
</file>